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URW Chancery L" svg:font-family="'URW Chancery L'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justify" style:justify-single-word="false"/>
      <style:text-properties style:font-name="URW Chancery 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 style:list-style-name="L2">
      <style:paragraph-properties fo:text-align="justify" style:justify-single-word="false"/>
      <style:text-properties style:font-name="URW Chancery L" fo:font-style="italic" style:font-style-asian="italic" style:font-style-complex="italic"/>
    </style:style>
    <style:style style:name="P3" style:family="paragraph" style:parent-style-name="Standard" style:list-style-name="L2">
      <style:paragraph-properties fo:text-align="justify" style:justify-single-word="false"/>
      <style:text-properties style:text-position="0% 100%" style:font-name="Ubuntu" fo:font-size="12pt" fo:font-style="italic" fo:font-weight="normal" officeooo:rsid="0019218d" officeooo:paragraph-rsid="0019218d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position="0% 100%" style:font-name="Ubuntu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position="0% 100%" style:font-name="Ubuntu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Ubuntu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Ubuntu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Ubuntu" fo:font-size="12pt" fo:font-style="italic" fo:font-weight="normal" officeooo:rsid="0019218d" officeooo:paragraph-rsid="0019218d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ist_20_1">
      <style:paragraph-properties fo:margin-left="1.251cm" fo:margin-right="0cm" fo:text-align="justify" style:justify-single-word="false" fo:text-indent="-0.4cm" style:auto-text-indent="false"/>
      <style:text-properties style:text-position="0% 100%" style:font-name="URW Chancery 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 style:list-style-name="List_20_1">
      <style:paragraph-properties fo:margin-left="1.251cm" fo:margin-right="0cm" fo:text-align="justify" style:justify-single-word="false" fo:text-indent="-0.4cm" style:auto-text-indent="false"/>
      <style:text-properties style:text-position="0% 100%" style:font-name="URW Chancery L" fo:font-size="12pt" fo:font-style="italic" style:text-underline-style="none" fo:font-weight="bold" style:font-size-asian="10.5pt" style:font-style-asian="italic" style:font-weight-asian="bold" style:font-size-complex="12pt" style:font-style-complex="italic" style:font-weight-complex="bold"/>
    </style:style>
    <style:style style:name="P17" style:family="paragraph" style:parent-style-name="Standard" style:list-style-name="List_20_1">
      <style:paragraph-properties fo:margin-left="1.251cm" fo:margin-right="0cm" fo:text-align="justify" style:justify-single-word="false" fo:text-indent="-0.4cm" style:auto-text-indent="false"/>
      <style:text-properties style:text-position="0% 100%" style:font-name="Ubuntu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text-position="0% 100%" fo:font-size="12pt" fo:font-weight="bold" style:font-size-asian="10.5pt" style:font-weight-asian="bold" style:font-size-complex="12pt" style:font-weight-complex="bold"/>
    </style:style>
    <style:style style:name="T7" style:family="text">
      <style:text-properties style:text-underline-style="none"/>
    </style:style>
    <style:style style:name="T8" style:family="text">
      <style:text-properties officeooo:rsid="0019218d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ácticas de Algorítmica.</text:p>
      <text:p text:style-name="P6">3º de Grado en Ingeniería Informática.</text:p>
      <text:p text:style-name="P6">Curso 201<text:span text:style-name="T8">8</text:span>-201<text:span text:style-name="T8">9</text:span>.</text:p>
      <text:p text:style-name="P6"/>
      <text:p text:style-name="P6">Práctica 1 <text:span text:style-name="T8">(primera parte)</text:span>.</text:p>
      <text:p text:style-name="P9">Objetivos.</text:p>
      <text:p text:style-name="P10"><text:tab/>Con esta práctica se pretende que el alumno se familiarice con el cálculo de tiempos de ejecución de un determinado algoritmo en función del tamaño del ejemplar y hacer una estimación empírica de esos tiempos en función de dicho tamaño. Para ello, el alumno deberá implementar un programa en C++ donde se calculen los tiempos de ejecución de dos algoritmos de ordenación y posteriormente se estime, utilizando un enfoque híbrido, la complejidad computacional de esos métodos.</text:p>
      <text:p text:style-name="P10"/>
      <text:p text:style-name="P7"><text:span text:style-name="T1">Enunciado</text:span>.</text:p>
      <text:p text:style-name="P7"><text:tab/><text:span text:style-name="T3">Implementad en C++ un programa que permita obtener los tiempos de ejecución de dos métodos de ordenación y a partir de esos tiempos estimar su complejidad computacional usando un enfoque híbrido. <text:s/>Para ello se implementará un método no sofisticado y otro sofisticado. Los elementos del conjunto a ordenar se almacenarán en un vector de la STL.</text:span></text:p>
      <text:p text:style-name="P11"/>
      <text:p text:style-name="P11">De entre los métodos no sofisticados se seleccionará uno de los siguientes, en función del último dígito del dni (suponemos que el dígito es d8):</text:p>
      <text:list xml:id="list6320511606172074846" text:style-name="L1">
        <text:list-item>
          <text:p text:style-name="P12">Método de inserción. (si d8 mod 5 == 0)</text:p>
        </text:list-item>
        <text:list-item>
          <text:p text:style-name="P12">Método de inserción binaria. <text:s/>(si d8 mod 5 == 1)</text:p>
        </text:list-item>
        <text:list-item>
          <text:p text:style-name="P12">Método burbuja. <text:s/>(si d8 mod 5 == 2)</text:p>
        </text:list-item>
        <text:list-item>
          <text:p text:style-name="P12">Método de la sacudida. <text:s/>(si d8 mod 5 == 3)</text:p>
        </text:list-item>
        <text:list-item>
          <text:p text:style-name="P12">Método de selección. <text:s/>(si d8 mod 5 == 4)</text:p>
        </text:list-item>
      </text:list>
      <text:p text:style-name="P11"/>
      <text:p text:style-name="P11">De entre los métodos sofisticados se seleccionará uno de los siguientes, en función del penúltimo dígito del dni (suponemos que el dígito es d7):</text:p>
      <text:list xml:id="list1910586383563" text:continue-numbering="true" text:style-name="L1">
        <text:list-item>
          <text:p text:style-name="P12">Método Shell. (si d7 mod <text:span text:style-name="T8">4</text:span> == 0)</text:p>
        </text:list-item>
        <text:list-item>
          <text:p text:style-name="P12">Método de ordenación por montículo. <text:s/>(si d7 mod <text:span text:style-name="T8">4</text:span> == 1)</text:p>
        </text:list-item>
        <text:list-item>
          <text:p text:style-name="P12">Método quicksort. <text:s/>(si d7 mod <text:span text:style-name="T8">4</text:span> == 2)</text:p>
        </text:list-item>
        <text:list-item>
          <text:p text:style-name="P12">Método por contabilización de frecuencias. <text:s/>(si d7 mod <text:span text:style-name="T8">4</text:span> == <text:span text:style-name="T8">3</text:span>)</text:p>
        </text:list-item>
      </text:list>
      <text:p text:style-name="P11"/>
      <text:p text:style-name="P11">Para realizar las pruebas y calcular los tiempos, se procederá como sigue:</text:p>
      <text:list xml:id="list7395265314646483221" text:style-name="L2">
        <text:list-item>
          <text:p text:style-name="P14">El programa mostrará un menú en el que se seleccionará uno de los dos métodos.</text:p>
        </text:list-item>
        <text:list-item>
          <text:p text:style-name="P13"><text:span text:style-name="T8">Una vez seleccionado el método, e</text:span>l usuario introducirá, el valor mínimo del número de elementos del vector, el valor máximo, el incremento del valor del número de elementos y el número de veces que se repetirá la ordenación para cada valor del número de elementos. Por ejemplo, si el mínimo es 1000, el máximo es 5000, el incremento es 100 y el número de repeticiones es 50, se probará primero con 1000 elementos, repitiendo el experimento 50 veces, después con 1100 y se repite 50 veces y así hasta llegar a 5000.</text:p>
        </text:list-item>
        <text:list-item>
          <text:p text:style-name="P8"><text:span text:style-name="T3">El vector será de elementos de tipo entero y se rellenerá aleatoriamente con valores entre 0 y 9999. <text:s/>Para ello usad la función </text:span><text:span text:style-name="T2">void rellenarVector(vector&lt;int&gt; &amp;v);</text:span></text:p>
        </text:list-item>
        <text:list-item>
          <text:p text:style-name="P8"><text:span text:style-name="T3">Si el número de repeticiones es por ejemplo 50, para cada valor de </text:span><text:span text:style-name="T2">n</text:span><text:span text:style-name="T3"> entre el mínimo y el máximo se harán 50 pruebas de tal forma que si n=1200 se harán 50 pruebas para 1200 elementos. Posteriormente se calculará la media de tiempos de esas 50 pruebas y ese será el valor correspondiente de tiempo empleado para ese </text:span><text:span text:style-name="T2">n=1200</text:span><text:span text:style-name="T3">. Esto se hará para todos los posibles valores de </text:span><text:span text:style-name="T2">n</text:span><text:span text:style-name="T3">. En la documentación se adjunta un </text:span><text:soft-page-break/><text:span text:style-name="T3">ejemplo para ver como se calculan los tiempos. <text:s/></text:span></text:p>
        </text:list-item>
        <text:list-item>
          <text:p text:style-name="P8"><text:span text:style-name="T3">Implementad una función que, utilizando asertos, compruebe que la ordenación se ha realizado correctamente <text:s/>(</text:span><text:span text:style-name="T2">bool estaOrdenado(const vector &lt;int&gt; v);</text:span><text:span text:style-name="T3">)</text:span></text:p>
        </text:list-item>
        <text:list-item>
          <text:p text:style-name="P3">Almacenar en un fichero de texto los valores de n empleados (primera columna) y los tiempos correspondientes a esos <text:span text:style-name="T7">valores</text:span> de n (segunda columna)</text:p>
        </text:list-item>
      </text:list>
      <text:list xml:id="list2367934217442024374" text:style-name="List_20_1">
        <text:list-header>
          <text:p text:style-name="P17"/>
        </text:list-header>
      </text:list>
      <text:p text:style-name="P4"/>
      <text:p text:style-name="P5">Fecha de comienzo: 1<text:span text:style-name="T8">3</text:span> de setiembre de 201<text:span text:style-name="T8">8</text:span>.</text:p>
      <text:p text:style-name="P5">Fecha de Entrega: <text:span text:style-name="T8">4</text:span> de Octubre de 201<text:span text:style-name="T8">8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URW Chancery L" svg:font-family="'URW Chancery L'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3T10:20:15</meta:creation-date>
    <dc:date>2018-09-13T00:19:10.031115718</dc:date>
    <meta:editing-duration>PT9H12M6S</meta:editing-duration>
    <meta:editing-cycles>23</meta:editing-cycles>
    <meta:generator>LibreOffice/4.2.8.2$Linux_X86_64 LibreOffice_project/420m0$Build-2</meta:generator>
    <dc:creator>angel </dc:creator>
    <meta:document-statistic meta:table-count="0" meta:image-count="0" meta:object-count="0" meta:page-count="2" meta:paragraph-count="29" meta:word-count="586" meta:character-count="3322" meta:non-whitespace-character-count="2766"/>
  </office:meta>
</office:document-meta>
</file>